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2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faa35"/>
    </style:style>
    <style:style style:name="P15" style:family="paragraph" style:parent-style-name="Heading_20_1">
      <style:paragraph-properties fo:break-before="page"/>
      <style:text-properties officeooo:paragraph-rsid="0019eceb"/>
    </style:style>
    <style:style style:name="P16" style:family="paragraph" style:parent-style-name="Heading_20_1">
      <style:paragraph-properties fo:margin-top="0in" fo:margin-bottom="0.0799in" style:contextual-spacing="false"/>
      <style:text-properties officeooo:paragraph-rsid="001d2b70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21" style:family="paragraph" style:parent-style-name="Text_20_body">
      <style:paragraph-properties fo:margin-top="0.0402in" fo:margin-bottom="0.0799in" style:contextual-spacing="false"/>
    </style:style>
    <style:style style:name="P22" style:family="paragraph" style:parent-style-name="Text_20_body">
      <style:paragraph-properties fo:margin-top="0in" fo:margin-bottom="0.1in" style:contextual-spacing="false"/>
    </style:style>
    <style:style style:name="P23" style:family="paragraph" style:parent-style-name="Text_20_body">
      <style:paragraph-properties fo:margin-top="0in" fo:margin-bottom="0.1201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c7d65"/>
    </style:style>
    <style:style style:name="T6" style:family="text">
      <style:text-properties officeooo:rsid="001d2b7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11. Find if Array Can Be Sorted</text:h>
      <text:p text:style-name="P2">You are given a <text:span text:style-name="Strong_20_Emphasis"><text:span text:style-name="T1">0-indexed</text:span></text:span> array of <text:span text:style-name="Strong_20_Emphasis"><text:span text:style-name="T1">positive</text:span></text:span> integers <text:span text:style-name="Source_20_Text"><text:span text:style-name="T2">nums</text:span></text:span>.</text:p>
      <text:p text:style-name="P5">In one <text:span text:style-name="Strong_20_Emphasis"><text:span text:style-name="T1">operation</text:span></text:span>, you can swap any two <text:span text:style-name="Strong_20_Emphasis"><text:span text:style-name="T1">adjacent</text:span></text:span> elements if they have the <text:span text:style-name="Strong_20_Emphasis"><text:span text:style-name="T1">same</text:span></text:span> number of </text:p>
      <text:section text:style-name="Sect1" text:name="headlessui-popover-button-:r1f:">
        <text:p text:style-name="P10">set bits</text:p>
      </text:section>
      <text:p text:style-name="P4">. You are allowed to do this operation <text:span text:style-name="Strong_20_Emphasis"><text:span text:style-name="T1">any</text:span></text:span> number of times (<text:span text:style-name="Strong_20_Emphasis"><text:span text:style-name="T1">including zero</text:span></text:span>).</text:p>
      <text:p text:style-name="P2">Return <text:span text:style-name="Source_20_Text"><text:span text:style-name="T2">true</text:span></text:span> <text:span text:style-name="Emphasis"><text:span text:style-name="T1">if you can sort the array, else return </text:span></text:span><text:span text:style-name="Source_20_Text"><text:span text:style-name="T2">false</text:span></text:span>.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8,4,2,30,15]</text:p>
      <text:p text:style-name="P1"><text:span text:style-name="Strong_20_Emphasis"><text:span text:style-name="T1">Output:</text:span></text:span> true</text:p>
      <text:p text:style-name="P1"><text:span text:style-name="Strong_20_Emphasis"><text:span text:style-name="T1">Explanation:</text:span></text:span> Let's look at the binary representation of every element. The numbers 2, 4, and 8 have one set bit each with binary representation "10", "100", and "1000" respectively. The numbers 15 and 30 have four set bits each with binary representation "1111" and "11110".</text:p>
      <text:p text:style-name="P7">We can sort the array using 4 operations:</text:p>
      <text:p text:style-name="P7">- Swap nums[0] with nums[1]. This operation is valid because 8 and 4 have one set bit each. The array becomes [4,8,2,30,15].</text:p>
      <text:p text:style-name="P7">- Swap nums[1] with nums[2]. This operation is valid because 8 and 2 have one set bit each. The array becomes [4,2,8,30,15].</text:p>
      <text:p text:style-name="P7">- Swap nums[0] with nums[1]. This operation is valid because 4 and 2 have one set bit each. The array becomes [2,4,8,30,15].</text:p>
      <text:p text:style-name="P7">- Swap nums[3] with nums[4]. This operation is valid because 30 and 15 have four set bits each. The array becomes [2,4,8,15,30].</text:p>
      <text:p text:style-name="P7">The array has become sorted, hence we return true.</text:p>
      <text:p text:style-name="P6">Note that there may be other sequences of operations which also sort the array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1,2,3,4,5]</text:p>
      <text:p text:style-name="P1"><text:span text:style-name="Strong_20_Emphasis"><text:span text:style-name="T1">Output:</text:span></text:span> true</text:p>
      <text:p text:style-name="P3"><text:span text:style-name="Strong_20_Emphasis"><text:span text:style-name="T1">Explanation:</text:span></text:span> The array is already sorted, hence we return true.</text:p>
      <text:p text:style-name="P2"><text:span text:style-name="Strong_20_Emphasis"><text:span text:style-name="T1">Example 3:</text:span></text:span></text:p>
      <text:p text:style-name="P1"><text:span text:style-name="Strong_20_Emphasis"><text:span text:style-name="T1">Input:</text:span></text:span> nums = [3,16,8,4,2]</text:p>
      <text:p text:style-name="P1"><text:span text:style-name="Strong_20_Emphasis"><text:span text:style-name="T1">Output:</text:span></text:span> false</text:p>
      <text:p text:style-name="P3"><text:span text:style-name="Strong_20_Emphasis"><text:span text:style-name="T1">Explanation:</text:span></text:span> It can be shown that it is not possible to sort the input array using any number of operations.</text:p>
      <text:p text:style-name="P2"><text:span text:style-name="Strong_20_Emphasis"><text:span text:style-name="T1">Constraints:</text:span></text:span></text:p>
      <text:list text:style-name="L1">
        <text:list-item>
          <text:p text:style-name="P17"><text:span text:style-name="Source_20_Text"><text:span text:style-name="T2">1 &lt;= nums.length &lt;= 100</text:span></text:span></text:p>
        </text:list-item>
        <text:list-item>
          <text:p text:style-name="P18"><text:span text:style-name="Source_20_Text"><text:span text:style-name="T2">1 &lt;= nums[i] &lt;= 2</text:span></text:span><text:span text:style-name="Source_20_Text"><text:span text:style-name="T1">8</text:span></text:span></text:p>
        </text:list-item>
      </text:list>
      <text:p text:style-name="Text_20_body"/>
      <text:h text:style-name="P15" text:outline-level="1">3011. Find if Array Can Be Sorted</text:h>
      <text:p text:style-name="P8">/*</text:p>
      <text:p text:style-name="P8"><text:s text:c="4"/><text:span text:style-name="T3">bubble sort concept</text:span></text:p>
      <text:p text:style-name="P8"><text:s text:c="4"/>Time compelxity: O(257+n²+nlogn<text:span text:style-name="T5">+n</text:span>)=O(n²)</text:p>
      <text:p text:style-name="P8"><text:s text:c="4"/>Space complexity: O(257+n)=O(n)</text:p>
      <text:p text:style-name="P8">*/</text:p>
      <text:p text:style-name="P8">class Solution {</text:p>
      <text:p text:style-name="P8"><text:s text:c="4"/>public:</text:p>
      <text:p text:style-name="P8"><text:s text:c="8"/>bool canSortArray(vector&lt;int&gt;&amp; nums){</text:p>
      <text:p text:style-name="P9"><text:s text:c="11"/><text:span text:style-name="T4"><text:s/>// Preprocess counting the set bits for each number</text:span></text:p>
      <text:p text:style-name="P12"><text:s text:c="12"/>// from 1 to 256</text:p>
      <text:p text:style-name="P9"><text:s text:c="12"/>std::vector&lt;int&gt; count_set_bits(257);</text:p>
      <text:p text:style-name="P9"><text:s text:c="12"/>for(int i=1;i&lt;=256;i++) count_set_bits[i]=__builtin_popcount(i);</text:p>
      <text:p text:style-name="P8"/>
      <text:p text:style-name="P9"><text:s text:c="9"/><text:span text:style-name="T4"><text:s text:c="3"/>// Use bubble sort to try sorting the array by swapping any two </text:span></text:p>
      <text:p text:style-name="P12"><text:s text:c="12"/>// adjacent elements if they have the same number of set bits</text:p>
      <text:p text:style-name="P9"><text:s text:c="12"/>int n=nums.size();</text:p>
      <text:p text:style-name="P9"><text:s text:c="12"/>auto try_sorting=[&amp;]()-&gt;bool{</text:p>
      <text:p text:style-name="P9"><text:s text:c="16"/>bool is_swapped=true;</text:p>
      <text:p text:style-name="P9"><text:s text:c="16"/>while(n&gt;1 &amp;&amp; is_swapped){</text:p>
      <text:p text:style-name="P9"><text:s text:c="20"/>is_swapped=false;</text:p>
      <text:p text:style-name="P9"><text:s text:c="20"/>for(int i=0;i&lt;n-1;++i){</text:p>
      <text:p text:style-name="P9"><text:s text:c="24"/>if(nums[i]&gt;nums[i+1]){</text:p>
      <text:p text:style-name="P9"><text:s text:c="28"/>if(count_set_bits[nums[i]]==count_set_bits[nums[i+1]]){</text:p>
      <text:p text:style-name="P9"><text:s text:c="32"/>std::swap(nums[i],nums[i+1]);</text:p>
      <text:p text:style-name="P9"><text:s text:c="32"/>is_swapped=true;</text:p>
      <text:p text:style-name="P9"><text:s text:c="28"/>}</text:p>
      <text:p text:style-name="P9"><text:s text:c="28"/>else return false; <text:span text:style-name="T4">// No need to continue, it will never be sorted</text:span></text:p>
      <text:p text:style-name="P9"><text:s text:c="24"/>} </text:p>
      <text:p text:style-name="P9"><text:s text:c="20"/>}</text:p>
      <text:p text:style-name="P9"><text:s text:c="20"/>n--;</text:p>
      <text:p text:style-name="P9"><text:s text:c="16"/>}</text:p>
      <text:p text:style-name="P9"><text:s text:c="16"/>return true;</text:p>
      <text:p text:style-name="P9"><text:s text:c="12"/>};</text:p>
      <text:p text:style-name="P8"/>
      <text:p text:style-name="P8"><text:s text:c="12"/>// Try to sort</text:p>
      <text:p text:style-name="P8"><text:s text:c="12"/>return try_sorting();</text:p>
      <text:p text:style-name="P8"><text:s text:c="8"/>}</text:p>
      <text:p text:style-name="P8">};</text:p>
      <text:h text:style-name="P16" text:outline-level="1"><text:soft-page-break/>3011. Find if Array Can Be Sorted</text:h>
      <text:p text:style-name="P14">/*</text:p>
      <text:p text:style-name="P8"><text:s text:c="3"/><text:span text:style-name="T3"><text:s/>divide the array into segments of consecutive </text:span></text:p>
      <text:p text:style-name="P13"><text:s text:c="4"/>elements with the same number of set bits</text:p>
      <text:p text:style-name="P8"><text:s text:c="4"/>Time compl<text:span text:style-name="T6">e</text:span>xity: O(257+n)=O(n)</text:p>
      <text:p text:style-name="P8"><text:s text:c="4"/>Space complexity: O(257)=O(1)</text:p>
      <text:p text:style-name="P8">*/</text:p>
      <text:p text:style-name="P8">class Solution {</text:p>
      <text:p text:style-name="P8"><text:s text:c="4"/>public:</text:p>
      <text:p text:style-name="P8"><text:s text:c="8"/>bool canSortArray(vector&lt;int&gt;&amp; nums){</text:p>
      <text:p text:style-name="P8"><text:s text:c="9"/><text:span text:style-name="T4"><text:s text:c="3"/>// Preprocess counting the set bits for each number</text:span></text:p>
      <text:p text:style-name="P11"><text:s text:c="12"/>// from 1 to 256</text:p>
      <text:p text:style-name="P8"><text:s text:c="12"/>std::vector&lt;int&gt; count_set_bits(257);</text:p>
      <text:p text:style-name="P8"><text:s text:c="12"/>for(int i=1;i&lt;=256;i++) count_set_bits[i]=__builtin_popcount(i);</text:p>
      <text:p text:style-name="P8"/>
      <text:p text:style-name="P8"><text:s text:c="12"/>int cur_min=nums[0],cur_max=nums[0],prev_max=INT_MIN;</text:p>
      <text:p text:style-name="P8"><text:s text:c="12"/>for(auto&amp; e: nums){</text:p>
      <text:p text:style-name="P8"><text:s text:c="13"/><text:span text:style-name="T4"><text:s text:c="3"/>// We are in same subarray</text:span></text:p>
      <text:p text:style-name="P8"><text:s text:c="16"/>if(count_set_bits[e]==count_set_bits[cur_min]){</text:p>
      <text:p text:style-name="P8"><text:s text:c="19"/><text:span text:style-name="T4"><text:s/>// Update min and max</text:span></text:p>
      <text:p text:style-name="P8"><text:s text:c="20"/>cur_min=std::min(cur_min,e);</text:p>
      <text:p text:style-name="P8"><text:s text:c="20"/>cur_max=std::max(cur_max,e);</text:p>
      <text:p text:style-name="P8"><text:s text:c="16"/>}</text:p>
      <text:p text:style-name="P8"><text:s text:c="16"/>else{ <text:span text:style-name="T4">// New subarray</text:span></text:p>
      <text:p text:style-name="P21"><text:s text:c="20"/>if(cur_min&lt;prev_max) return false; <text:span text:style-name="T4">// No need to continue, it will never be sorted</text:span></text:p>
      <text:p text:style-name="P8"><text:s text:c="20"/><text:span text:style-name="T4">// Save the max of the previous subarray</text:span></text:p>
      <text:p text:style-name="P22"><text:s text:c="20"/>prev_max=cur_max;</text:p>
      <text:p text:style-name="P8"><text:s text:c="20"/><text:span text:style-name="T4">// Start new subarray</text:span></text:p>
      <text:p text:style-name="P8"><text:s text:c="20"/>cur_min=cur_max=e;</text:p>
      <text:p text:style-name="P8"><text:s text:c="16"/>}</text:p>
      <text:p text:style-name="P23"><text:s text:c="12"/>}</text:p>
      <text:p text:style-name="P8"><text:s text:c="12"/>// Check tha last subarary with the previous one</text:p>
      <text:p text:style-name="P8"><text:s text:c="12"/>return cur_min&lt;prev_max?false:true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8:57:33.385148425</meta:creation-date>
    <dc:date>2024-11-06T22:34:59.702331394</dc:date>
    <meta:editing-duration>PT1H12M41S</meta:editing-duration>
    <meta:editing-cycles>8</meta:editing-cycles>
    <meta:generator>LibreOffice/24.2.6.2$Linux_X86_64 LibreOffice_project/420$Build-2</meta:generator>
    <meta:print-date>2024-11-06T21:38:41.619460741</meta:print-date>
    <meta:printed-by>PDF files</meta:printed-by>
    <meta:document-statistic meta:table-count="0" meta:image-count="0" meta:object-count="0" meta:page-count="3" meta:paragraph-count="100" meta:word-count="534" meta:character-count="4311" meta:non-whitespace-character-count="2991"/>
  </office:meta>
</office:document-meta>
</file>